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weight="bold" style:font-weight-asian="bold" style:font-weight-complex="bold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fo:font-weight="normal" style:font-weight-asian="normal" style:font-weight-complex="normal"/>
    </style:style>
    <style:style style:name="P4" style:family="paragraph" style:parent-style-name="Text_20_body">
      <style:paragraph-properties fo:margin-left="2cm" fo:margin-right="1cm" fo:text-indent="0cm" style:auto-text-indent="false"/>
      <style:text-properties fo:language="en" fo:country="US"/>
    </style:style>
    <style:style style:name="P5" style:family="paragraph" style:parent-style-name="Text_20_body">
      <style:paragraph-properties fo:margin-left="2cm" fo:margin-right="1cm" fo:text-indent="0cm" style:auto-text-indent="false"/>
      <style:text-properties fo:language="ru" fo:country="RU" fo:font-weight="normal" style:font-weight-asian="normal" style:font-weight-complex="normal"/>
    </style:style>
    <style:style style:name="P6" style:family="paragraph" style:parent-style-name="Text_20_body">
      <style:paragraph-properties fo:margin-left="2cm" fo:margin-right="1cm" fo:text-indent="0cm" style:auto-text-indent="false"/>
      <style:text-properties fo:language="ru" fo:country="RU" fo:font-style="normal" style:font-style-asian="normal" style:font-style-complex="normal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Text_20_body">
      <style:paragraph-properties fo:margin-left="2cm" fo:margin-right="1cm" fo:text-indent="0cm" style:auto-text-indent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2cm" fo:margin-right="1cm" fo:text-indent="0cm" style:auto-text-indent="false"/>
      <style:text-properties fo:font-variant="normal" fo:text-transform="none" fo:color="#252525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margin-left="2cm" fo:margin-right="1cm" fo:text-indent="0cm" style:auto-text-indent="false"/>
      <style:text-properties fo:font-variant="normal" fo:text-transform="none" fo:color="#252525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margin-left="2cm" fo:margin-right="1cm" fo:text-indent="0cm" style:auto-text-indent="false"/>
      <style:text-properties fo:font-variant="normal" fo:text-transform="none" fo:color="#252525"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variant="normal" fo:text-transform="none" fo:color="#252525" fo:letter-spacing="normal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fo:color="#252525" fo:letter-spacing="normal" fo:language="en" fo:country="US"/>
    </style:style>
    <style:style style:name="T8" style:family="text">
      <style:text-properties fo:font-variant="normal" fo:text-transform="none" fo:color="#252525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252525" fo:letter-spacing="normal" fo:language="en" fo:country="US" fo:font-weight="normal" style:font-weight-asian="normal" style:font-weight-complex="normal"/>
    </style:style>
    <style:style style:name="T10" style:family="text">
      <style:text-properties fo:font-variant="normal" fo:text-transform="none" fo:color="#252525" fo:letter-spacing="normal" fo:language="en" fo:country="US" fo:font-weight="bold" style:font-weight-asian="bold" style:font-weight-complex="bold"/>
    </style:style>
    <style:style style:name="T11" style:family="text">
      <style:text-properties fo:font-variant="normal" fo:text-transform="none" fo:color="#252525" fo:letter-spacing="normal" fo:font-weight="bold" style:font-weight-asian="bold" style:font-weight-complex="bold"/>
    </style:style>
    <style:style style:name="T12" style:family="text">
      <style:text-properties fo:font-variant="normal" fo:text-transform="none" fo:color="#252525" fo:letter-spacing="normal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252525" fo:letter-spacing="normal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52525" fo:letter-spacing="normal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252525" fo:letter-spacing="normal" fo:language="ru" fo:country="RU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252525"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52525" fo:letter-spacing="normal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29496696303987858" text:style-name="Outline">
        <text:list-item>
          <text:h text:style-name="P7" text:outline-level="1"><text:span text:style-name="T1">5</text:span>. Привязка элементов ядра системы внутри веб браузера</text:h>
          <text:list>
            <text:list-item>
              <text:h text:style-name="Heading_20_2" text:outline-level="2"><text:span text:style-name="T1">5.1 <text:s/></text:span><text:span text:style-name="T3">Привязка тегов к текстовым элементам и атрибутам элементов </text:span><text:span text:style-name="T1">web </text:span><text:span text:style-name="T3">документа </text:span><text:span text:style-name="T1">(HTML, XHTML, SVG)</text:span></text:h>
            </text:list-item>
          </text:list>
        </text:list-item>
      </text:list>
      <text:p text:style-name="P3">С помощью заранее оговоренного синтаксиса производится привязка текстовых элементов и атрибутов <text:span text:style-name="T1">web </text:span>документов к ядру базы тегов:</text:p>
      <text:p text:style-name="P3"/>
      <text:p text:style-name="P1">#{ <text:s/><text:span text:style-name="T5">expression</text:span> :default <text:span text:style-name="T5">default-value</text:span> }</text:p>
      <text:p text:style-name="P5">, где <text:s/><text:span text:style-name="T2">expression —</text:span><text:span text:style-name="T4"> </text:span><text:span text:style-name="T6">произвольное теговое выражение, <text:s/></text:span><text:span text:style-name="T2">default-value —</text:span><text:span text:style-name="T4"> </text:span><text:span text:style-name="T6">значение по умолчанию.</text:span></text:p>
      <text:p text:style-name="P8"/>
      <text:list xml:id="list31658587" text:continue-numbering="true" text:style-name="Outline">
        <text:list-item>
          <text:list>
            <text:list-item>
              <text:h text:style-name="Heading_20_2" text:outline-level="2"><text:span text:style-name="T1">5</text:span>.2 <text:s/>Привязка <text:span text:style-name="T1">web </text:span><text:span text:style-name="T3">документа через функции </text:span><text:span text:style-name="T1">javascript (</text:span><text:span text:style-name="T7"> ECMAscript)</text:span></text:h>
            </text:list-item>
          </text:list>
        </text:list-item>
      </text:list>
      <text:p text:style-name="P12">Вводятся функции глобальной области видимости и области видимости уровня элементов дерева:</text:p>
      <text:p text:style-name="P2"><text:span text:style-name="T10">addExpressionListener</text:span><text:span text:style-name="T7">(</text:span><text:span text:style-name="T8">handler</text:span><text:span text:style-name="T7">, </text:span><text:span text:style-name="T8">expression</text:span><text:span text:style-name="T7">)</text:span></text:p>
      <text:p text:style-name="P4"><text:span text:style-name="T15">, </text:span><text:span text:style-name="T16">где</text:span><text:span text:style-name="T15"> </text:span><text:span text:style-name="T12">expression —</text:span><text:span text:style-name="T15"> </text:span><text:span text:style-name="T16">произвольное теговое выражение</text:span></text:p>
      <text:p text:style-name="P4"><text:span text:style-name="T12">,</text:span><text:span text:style-name="T13">a</text:span><text:span text:style-name="T12"> </text:span><text:span text:style-name="T15">handler = </text:span><text:span text:style-name="T14">function</text:span><text:span text:style-name="T12">(event) {…} </text:span><text:span text:style-name="T15">при </text:span><text:span text:style-name="T12">event = Object{value: </text:span><text:span text:style-name="T14">val</text:span><text:span text:style-name="T13">, </text:span><text:span text:style-name="T12">valid: </text:span><text:span text:style-name="T14">valid</text:span><text:span text:style-name="T13">, error</text:span><text:span text:style-name="T12">: </text:span><text:span text:style-name="T14">error</text:span><text:span text:style-name="T12">}</text:span></text:p>
      <text:p text:style-name="P6"><text:span text:style-name="T17">является функцией обратного вызова, которой отдается управление при получении значения </text:span><text:span text:style-name="T8">expression</text:span><text:span text:style-name="T17">, информация доставляется через объект-событие <text:s/></text:span><text:span text:style-name="T8">event.</text:span><text:span text:style-name="T9"> </text:span><text:span text:style-name="T17">Данная функция выполняет подписку на изменение <text:s/></text:span><text:span text:style-name="T8">expression, </text:span><text:span text:style-name="T17">то есть изменения его значения, валидности и так проч. приводят к вызову функции обратного вызова. Функция возвращает объект обратного вызова при успешном выполнении, который может быть использован для отказа от подписки через функцию:</text:span></text:p>
      <text:p text:style-name="P6"><text:span text:style-name="T9"><text:s text:c="23"/></text:span><text:span text:style-name="T10">removeExpressionListener</text:span><text:span text:style-name="T9">(</text:span><text:span text:style-name="T8">handler)</text:span></text:p>
      <text:p text:style-name="P9"/>
      <text:p text:style-name="P11">Кроме того, имеются сокращенные варианты функций для обработки выражений:</text:p>
      <text:p text:style-name="P6"><text:span text:style-name="T17"><text:s text:c="22"/></text:span><text:span text:style-name="T10">$$(</text:span><text:span text:style-name="T8">expression [</text:span><text:span text:style-name="T9">, </text:span><text:span text:style-name="T8">handler]</text:span><text:span text:style-name="T10">)</text:span></text:p>
      <text:p text:style-name="P11">функция обратного вызова опциональна и, если используется, то для однократной доставки значения. В отсутствии функции обратного вызова полезно для выполнения командного выражения.</text:p>
      <text:p text:style-name="P11"/>
      <text:p text:style-name="P6"><text:span text:style-name="T11"><text:s text:c="22"/>$$</text:span><text:span text:style-name="T10">check</text:span><text:span text:style-name="T11">(</text:span><text:span text:style-name="T8">expression [</text:span><text:span text:style-name="T9">, </text:span><text:span text:style-name="T8">handler]</text:span><text:span text:style-name="T10">) </text:span><text:span text:style-name="T17">и </text:span><text:span text:style-name="T11">$$</text:span><text:span text:style-name="T10">error</text:span><text:span text:style-name="T11">(</text:span><text:span text:style-name="T8">expression [</text:span><text:span text:style-name="T9">, </text:span><text:span text:style-name="T8">handler]</text:span><text:span text:style-name="T10">)</text:span></text:p>
      <text:p text:style-name="P10"/>
      <text:p text:style-name="P6"><text:span text:style-name="T17">аналогичны, но используются для проверки выражений на корректность.</text:span><text:span text:style-name="T10"> </text:span></text:p>
      <text:p text:style-name="P11"><text:s text:c="10"/></text:p>
      <text:p text:style-name="P9"/>
      <text:p text:style-name="P11"/>
      <text:p text:style-name="P12"><text:soft-page-break/></text:p>
      <text:p text:style-name="P1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2cm" fo:margin-right="1cm" fo:margin-top="0.199cm" fo:margin-bottom="0.199cm" fo:text-align="justify" style:justify-single-word="false" fo:text-indent="2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cm" fo:margin-right="0cm" fo:margin-top="1.499cm" fo:margin-bottom="0.499cm" fo:text-indent="0cm" style:auto-text-indent="false"/>
      <style:text-properties style:font-name="Times New Roman1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RegDef" style:family="paragraph" style:parent-style-name="Marginalia" style:class="text" style:master-page-name="">
      <style:paragraph-properties style:page-number="auto"/>
      <style:text-properties fo:font-size="12pt" fo:language="en" fo:country="US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_20_C" style:display-name="Tab C" style:family="paragraph" style:parent-style-name="Table" style:class="extra"/>
    <style:style style:name="Tab_20_L" style:display-name="Tab L" style:family="paragraph" style:parent-style-name="Table" style:class="extra">
      <style:text-properties fo:font-size="8pt"/>
    </style:style>
    <style:style style:name="Tab_20_H" style:display-name="Tab H" style:family="paragraph" style:parent-style-name="Tab_20_L" style:class="extra">
      <style:paragraph-properties fo:text-align="center" style:justify-single-word="false"/>
      <style:text-properties fo:font-size="10pt" fo:font-style="normal" fo:font-weight="bold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Шинкевич</meta:initial-creator>
    <meta:editing-cycles>25</meta:editing-cycles>
    <meta:creation-date>2016-04-27T06:20:00</meta:creation-date>
    <meta:editing-duration>P1DT37M38S</meta:editing-duration>
    <meta:generator>OpenOffice/4.1.2$Win32 OpenOffice.org_project/412m3$Build-9782</meta:generator>
    <dc:date>2016-05-11T11:48:28.91</dc:date>
    <meta:document-statistic meta:table-count="0" meta:image-count="0" meta:object-count="0" meta:page-count="2" meta:paragraph-count="18" meta:word-count="205" meta:character-count="17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